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自主プロ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Programming Project</text:p>
                <text:list>
                  <text:list-item>
                    <text:p>Alpha-Beta Pruning</text:p>
                  </text:list-item>
                  <text:list-item>
                    <text:p>Backpropagation Neural Network</text:p>
                  </text:list-item>
                  <text:list-item>
                    <text:p>Genetic Algorithm (BPNN Mutation)</text:p>
                  </text:list-item>
                  <text:list-item>
                    <text:p>Q Learning (Reinforcement Learning)</text:p>
                  </text:list-item>
                </text:list>
              </text:list-item>
              <text:list-item>
                <text:p>Pac-Man</text:p>
                <text:list>
                  <text:list-item>
                    <text:p>Different Size</text:p>
                  </text:list-item>
                  <text:list-item>
                    <text:p>AI vs Hum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trungkien7 </meta:initial-creator>
    <meta:creation-date>2013-01-22T13:37:44</meta:creation-date>
    <dc:date>2013-01-22T18:28:47</dc:date>
    <dc:creator>letrungkien7 </dc:creator>
    <meta:editing-duration>PT3H20M53S</meta:editing-duration>
    <meta:editing-cycles>1</meta:editing-cycles>
    <meta:document-statistic meta:object-count="25"/>
    <meta:generator>LibreOffice/3.5$Linux_X86_64 LibreOffice_project/350m1$Build-2</meta:generator>
  </office:meta>
</office:document-meta>
</file>